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93a70" officeooo:paragraph-rsid="00193a70"/>
    </style:style>
    <style:style style:name="P2" style:family="paragraph">
      <loext:graphic-properties draw:fill="none" draw:fill-color="#ffffff"/>
      <style:text-properties style:font-name="Ubuntu1" fo:font-size="8pt" style:font-size-asian="8pt" style:font-size-complex="8pt"/>
    </style:style>
    <style:style style:name="T1" style:family="text">
      <style:text-properties style:font-name="Ubuntu1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5.63cm" svg:height="13.19cm" draw:z-index="0"><draw:image xlink:href="../../logotypes/sketch2.jpg" xlink:type="simple" xlink:show="embed" xlink:actuate="onLoad"/></draw:frame><draw:frame text:anchor-type="paragraph" draw:z-index="1" draw:name="Kształt1" draw:style-name="gr1" draw:text-style-name="P2" svg:width="4.352cm" svg:height="1.165cm" draw:transform="rotate (1.5707963267949) translate (-1.317625cm 3.25261111111111cm)"><draw:text-box><text:p><text:span text:style-name="T1">perforated, to be removed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45_20_Degrees" draw:display-name="Black 45 Degrees" draw:style="single" draw:color="#000000" draw:distance="0.102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loext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loext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style:font-name="Ubuntu2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loext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style:font-name="Ubuntu2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1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2cm" fo:border-top="none" fo:border-bottom="none" fo:border-left="0.26pt fine-dashed #000000" fo:border-right="none" fo:padding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5:01:18.966446532</meta:creation-date>
    <meta:editing-duration>PT10M12S</meta:editing-duration>
    <meta:editing-cycles>12</meta:editing-cycles>
    <meta:generator>LibreOffice/5.3.1.2$Linux_X86_64 LibreOffice_project/30m0$Build-2</meta:generator>
    <dc:date>2017-09-09T03:59:46.949451998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